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75639343" calcext:value-type="float">
            <text:p>46,75639343</text:p>
          </table:table-cell>
          <table:table-cell office:value-type="float" office:value="1.980802308E-026" calcext:value-type="float">
            <text:p>1,98E-026</text:p>
          </table:table-cell>
          <table:table-cell office:value-type="float" office:value="4.105024815" calcext:value-type="float">
            <text:p>4,105024815</text:p>
          </table:table-cell>
          <table:table-cell table:style-name="ce2" table:formula="of:=([.E3]-[.E2])/[.E2]" office:value-type="float" office:value="0.00414108459959441" calcext:value-type="float">
            <text:p>0,00414108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415" calcext:value-type="float">
            <text:p>68415</text:p>
          </table:table-cell>
          <table:table-cell office:value-type="float" office:value="51.96755981" calcext:value-type="float">
            <text:p>51,96755981</text:p>
          </table:table-cell>
          <table:table-cell office:value-type="float" office:value="2.124926504E-020" calcext:value-type="float">
            <text:p>2,12E-020</text:p>
          </table:table-cell>
          <table:table-cell office:value-type="float" office:value="2.893357038" calcext:value-type="float">
            <text:p>2,89335703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415" calcext:value-type="float">
            <text:p>68415</text:p>
          </table:table-cell>
          <table:table-cell office:value-type="float" office:value="51.8597908" calcext:value-type="float">
            <text:p>51,8597908</text:p>
          </table:table-cell>
          <table:table-cell office:value-type="float" office:value="2.841962525E-020" calcext:value-type="float">
            <text:p>2,84E-020</text:p>
          </table:table-cell>
          <table:table-cell office:value-type="float" office:value="2.899950266" calcext:value-type="float">
            <text:p>2,899950266</text:p>
          </table:table-cell>
          <table:table-cell table:formula="of:=([.E5]-[.E4])/[.E4]" office:value-type="float" office:value="0.00227874676834138" calcext:value-type="float">
            <text:p>0,00227874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890" calcext:value-type="float">
            <text:p>68890</text:p>
          </table:table-cell>
          <table:table-cell office:value-type="float" office:value="52.65264893" calcext:value-type="float">
            <text:p>52,65264893</text:p>
          </table:table-cell>
          <table:table-cell office:value-type="float" office:value="4.848367786E-018" calcext:value-type="float">
            <text:p>4,85E-018</text:p>
          </table:table-cell>
          <table:table-cell office:value-type="float" office:value="2.344685555" calcext:value-type="float">
            <text:p>2,34468555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890" calcext:value-type="float">
            <text:p>68890</text:p>
          </table:table-cell>
          <table:table-cell office:value-type="float" office:value="52.34085083" calcext:value-type="float">
            <text:p>52,34085083</text:p>
          </table:table-cell>
          <table:table-cell office:value-type="float" office:value="8.836572788E-018" calcext:value-type="float">
            <text:p>8,84E-018</text:p>
          </table:table-cell>
          <table:table-cell office:value-type="float" office:value="2.347814798" calcext:value-type="float">
            <text:p>2,347814798</text:p>
          </table:table-cell>
          <table:table-cell table:style-name="ce3" table:formula="of:=([.E7]-[.E6])/[.E6]" office:value-type="float" office:value="0.00133461094317189" calcext:value-type="float">
            <text:p>0,00133461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330" calcext:value-type="float">
            <text:p>69330</text:p>
          </table:table-cell>
          <table:table-cell office:value-type="float" office:value="52.4785347" calcext:value-type="float">
            <text:p>52,4785347</text:p>
          </table:table-cell>
          <table:table-cell office:value-type="float" office:value="6.235992083E-016" calcext:value-type="float">
            <text:p>6,24E-016</text:p>
          </table:table-cell>
          <table:table-cell office:value-type="float" office:value="2.009743929" calcext:value-type="float">
            <text:p>2,00974392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330" calcext:value-type="float">
            <text:p>69330</text:p>
          </table:table-cell>
          <table:table-cell office:value-type="float" office:value="52.32149124" calcext:value-type="float">
            <text:p>52,32149124</text:p>
          </table:table-cell>
          <table:table-cell office:value-type="float" office:value="1.3247626E-015" calcext:value-type="float">
            <text:p>1,32E-015</text:p>
          </table:table-cell>
          <table:table-cell office:value-type="float" office:value="2.011959076" calcext:value-type="float">
            <text:p>2,011959076</text:p>
          </table:table-cell>
          <table:table-cell table:style-name="ce3" table:formula="of:=([.E9]-[.E8])/[.E8]" office:value-type="float" office:value="0.00110220360317369" calcext:value-type="float">
            <text:p>0,00110220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33" calcext:value-type="float">
            <text:p>69633</text:p>
          </table:table-cell>
          <table:table-cell office:value-type="float" office:value="52.40226364" calcext:value-type="float">
            <text:p>52,40226364</text:p>
          </table:table-cell>
          <table:table-cell office:value-type="float" office:value="0.00000000000001210866717" calcext:value-type="float">
            <text:p>1,21E-014</text:p>
          </table:table-cell>
          <table:table-cell office:value-type="float" office:value="1.776395559" calcext:value-type="float">
            <text:p>1,77639555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33" calcext:value-type="float">
            <text:p>69633</text:p>
          </table:table-cell>
          <table:table-cell office:value-type="float" office:value="52.45090866" calcext:value-type="float">
            <text:p>52,45090866</text:p>
          </table:table-cell>
          <table:table-cell office:value-type="float" office:value="0.00000000000002022643527" calcext:value-type="float">
            <text:p>2,02E-014</text:p>
          </table:table-cell>
          <table:table-cell office:value-type="float" office:value="1.777361989" calcext:value-type="float">
            <text:p>1,777361989</text:p>
          </table:table-cell>
          <table:table-cell table:style-name="ce3" table:formula="of:=([.E11]-[.E10])/[.E10]" office:value-type="float" office:value="0.000544039864940956" calcext:value-type="float">
            <text:p>0,000544039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767" calcext:value-type="float">
            <text:p>69767</text:p>
          </table:table-cell>
          <table:table-cell office:value-type="float" office:value="52.49782944" calcext:value-type="float">
            <text:p>52,49782944</text:p>
          </table:table-cell>
          <table:table-cell office:value-type="float" office:value="0.00000000000003614311948" calcext:value-type="float">
            <text:p>3,61E-014</text:p>
          </table:table-cell>
          <table:table-cell office:value-type="float" office:value="1.599885225" calcext:value-type="float">
            <text:p>1,59988522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767" calcext:value-type="float">
            <text:p>69767</text:p>
          </table:table-cell>
          <table:table-cell office:value-type="float" office:value="52.56814957" calcext:value-type="float">
            <text:p>52,56814957</text:p>
          </table:table-cell>
          <table:table-cell office:value-type="float" office:value="0.0000000000009323780897" calcext:value-type="float">
            <text:p>9,32E-013</text:p>
          </table:table-cell>
          <table:table-cell office:value-type="float" office:value="1.60063827" calcext:value-type="float">
            <text:p>1,60063827</text:p>
          </table:table-cell>
          <table:table-cell table:formula="of:=([.E13]-[.E12])/[.E12]" office:value-type="float" office:value="0.000470686889429943" calcext:value-type="float">
            <text:p>0,00047068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926" calcext:value-type="float">
            <text:p>69926</text:p>
          </table:table-cell>
          <table:table-cell office:value-type="float" office:value="52.59500122" calcext:value-type="float">
            <text:p>52,59500122</text:p>
          </table:table-cell>
          <table:table-cell office:value-type="float" office:value="0.000000000004793704496" calcext:value-type="float">
            <text:p>4,79E-012</text:p>
          </table:table-cell>
          <table:table-cell office:value-type="float" office:value="1.460182309" calcext:value-type="float">
            <text:p>1,46018230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926" calcext:value-type="float">
            <text:p>69926</text:p>
          </table:table-cell>
          <table:table-cell office:value-type="float" office:value="52.67293549" calcext:value-type="float">
            <text:p>52,67293549</text:p>
          </table:table-cell>
          <table:table-cell office:value-type="float" office:value="0.000000000001168497482" calcext:value-type="float">
            <text:p>1,17E-012</text:p>
          </table:table-cell>
          <table:table-cell office:value-type="float" office:value="1.460801721" calcext:value-type="float">
            <text:p>1,460801721</text:p>
          </table:table-cell>
          <table:table-cell table:formula="of:=([.E15]-[.E14])/[.E14]" office:value-type="float" office:value="0.000424201824787526" calcext:value-type="float">
            <text:p>0,00042420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051" calcext:value-type="float">
            <text:p>70051</text:p>
          </table:table-cell>
          <table:table-cell office:value-type="float" office:value="52.68946075" calcext:value-type="float">
            <text:p>52,68946075</text:p>
          </table:table-cell>
          <table:table-cell office:value-type="float" office:value="0.00000000002324313485" calcext:value-type="float">
            <text:p>2,32E-011</text:p>
          </table:table-cell>
          <table:table-cell office:value-type="float" office:value="1.345878601" calcext:value-type="float">
            <text:p>1,34587860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051" calcext:value-type="float">
            <text:p>70051</text:p>
          </table:table-cell>
          <table:table-cell office:value-type="float" office:value="52.93476486" calcext:value-type="float">
            <text:p>52,93476486</text:p>
          </table:table-cell>
          <table:table-cell office:value-type="float" office:value="0.00000000007128164725" calcext:value-type="float">
            <text:p>7,13E-011</text:p>
          </table:table-cell>
          <table:table-cell office:value-type="float" office:value="1.347207904" calcext:value-type="float">
            <text:p>1,347207904</text:p>
          </table:table-cell>
          <table:table-cell table:formula="of:=([.E17]-[.E16])/[.E16]" office:value-type="float" office:value="0.000987684178210747" calcext:value-type="float">
            <text:p>0,000987684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383" calcext:value-type="float">
            <text:p>70383</text:p>
          </table:table-cell>
          <table:table-cell office:value-type="float" office:value="52.94001389" calcext:value-type="float">
            <text:p>52,94001389</text:p>
          </table:table-cell>
          <table:table-cell office:value-type="float" office:value="0.00000000007565403859" calcext:value-type="float">
            <text:p>7,57E-011</text:p>
          </table:table-cell>
          <table:table-cell office:value-type="float" office:value="1.248978019" calcext:value-type="float">
            <text:p>1,2489780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383" calcext:value-type="float">
            <text:p>70383</text:p>
          </table:table-cell>
          <table:table-cell office:value-type="float" office:value="53.09900284" calcext:value-type="float">
            <text:p>53,09900284</text:p>
          </table:table-cell>
          <table:table-cell office:value-type="float" office:value="0.0000000001960971524" calcext:value-type="float">
            <text:p>1,96E-010</text:p>
          </table:table-cell>
          <table:table-cell office:value-type="float" office:value="1.249656439" calcext:value-type="float">
            <text:p>1,249656439</text:p>
          </table:table-cell>
          <table:table-cell table:style-name="ce3" table:formula="of:=([.E19]-[.E18])/[.E18]" office:value-type="float" office:value="0.000543180095790035" calcext:value-type="float">
            <text:p>0,00054318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730" calcext:value-type="float">
            <text:p>70730</text:p>
          </table:table-cell>
          <table:table-cell office:value-type="float" office:value="50.06383896" calcext:value-type="float">
            <text:p>50,06383896</text:p>
          </table:table-cell>
          <table:table-cell office:value-type="float" office:value="0.0000000004761680494" calcext:value-type="float">
            <text:p>4,76E-010</text:p>
          </table:table-cell>
          <table:table-cell office:value-type="float" office:value="1.163251519" calcext:value-type="float">
            <text:p>1,16325151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730" calcext:value-type="float">
            <text:p>70730</text:p>
          </table:table-cell>
          <table:table-cell office:value-type="float" office:value="50.26398087" calcext:value-type="float">
            <text:p>50,26398087</text:p>
          </table:table-cell>
          <table:table-cell office:value-type="float" office:value="0.0000000004997064429" calcext:value-type="float">
            <text:p>5,00E-010</text:p>
          </table:table-cell>
          <table:table-cell office:value-type="float" office:value="1.163529515" calcext:value-type="float">
            <text:p>1,163529515</text:p>
          </table:table-cell>
          <table:table-cell table:style-name="ce3" table:formula="of:=([.E21]-[.E20])/[.E20]" office:value-type="float" office:value="0.000238981849977616" calcext:value-type="float">
            <text:p>0,00023898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889" calcext:value-type="float">
            <text:p>70889</text:p>
          </table:table-cell>
          <table:table-cell office:value-type="float" office:value="151.5276184" calcext:value-type="float">
            <text:p>151,5276184</text:p>
          </table:table-cell>
          <table:table-cell office:value-type="float" office:value="0.000000001540201744" calcext:value-type="float">
            <text:p>1,54E-009</text:p>
          </table:table-cell>
          <table:table-cell office:value-type="float" office:value="1.090700984" calcext:value-type="float">
            <text:p>1,09070098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20654206174182" calcext:value-type="float">
            <text:p>0,0012065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7:48:12.839060616</dc:date>
    <meta:document-statistic meta:table-count="1" meta:cell-count="121" meta:object-count="0"/>
    <meta:generator>LibreOffice/4.1.4.2$Linux_X86_64 LibreOffice_project/410m0$Build-2</meta:generator>
  </office:meta>
</office:document-meta>
</file>